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font-name="Nimbus Sans L"/>
    </style:style>
    <style:style style:name="P3" style:family="paragraph" style:parent-style-name="Standard">
      <style:text-properties style:font-name="Nimbus Sans L" fo:font-weight="bold" style:font-weight-asian="bold" style:font-weight-complex="bold"/>
    </style:style>
    <style:style style:name="P4" style:family="paragraph" style:parent-style-name="Standard" style:list-style-name="L1">
      <style:text-properties style:font-name="Nimbus Sans L"/>
    </style:style>
    <style:style style:name="P5" style:family="paragraph" style:parent-style-name="Standard" style:list-style-name="L2">
      <style:text-properties style:font-name="Nimbus Sans L"/>
    </style:style>
    <style:style style:name="P6" style:family="paragraph" style:parent-style-name="Standard" style:list-style-name="L3">
      <style:text-properties style:font-name="Nimbus Sans L"/>
    </style:style>
    <style:style style:name="P7" style:family="paragraph" style:parent-style-name="Standard" style:list-style-name="L4">
      <style:text-properties style:font-name="Nimbus Sans L"/>
    </style:style>
    <style:style style:name="P8" style:family="paragraph" style:parent-style-name="Standard" style:list-style-name="L5">
      <style:text-properties style:font-name="Nimbus Sans L"/>
    </style:style>
    <style:style style:name="P9" style:family="paragraph" style:parent-style-name="Standard" style:list-style-name="L6">
      <style:text-properties style:font-name="Nimbus Sans L"/>
    </style:style>
    <style:style style:name="P10" style:family="paragraph" style:parent-style-name="Standard" style:list-style-name="L7">
      <style:text-properties style:font-name="Nimbus Sans L"/>
    </style:style>
    <style:style style:name="P11" style:family="paragraph" style:parent-style-name="Standard" style:list-style-name="L8">
      <style:text-properties style:font-name="Nimbus Sans L"/>
    </style:style>
    <style:style style:name="P12" style:family="paragraph" style:parent-style-name="Standard" style:list-style-name="L9">
      <style:text-properties style:font-name="Nimbus Sans L"/>
    </style:style>
    <style:style style:name="P13" style:family="paragraph" style:parent-style-name="Standard">
      <style:text-properties style:font-name="Nimbus Sans L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Tages-Arbeitsprotokolle</text:p>
      <text:p text:style-name="P1"/>
      <text:p text:style-name="P3">Tag 1<text:tab/><text:tab/>04.05.2012</text:p>
      <text:list xml:id="list84671729" text:style-name="L1">
        <text:list-item>
          <text:p text:style-name="P4">Besprechungen und Projektplanung</text:p>
        </text:list-item>
        <text:list-item>
          <text:p text:style-name="P4">Installation der Entwicklungsumgebung</text:p>
        </text:list-item>
        <text:list-item>
          <text:p text:style-name="P4">Vorbereitungen für die Projektdurchführung</text:p>
        </text:list-item>
        <text:list-item>
          <text:p text:style-name="P4">Erstellung der Repositories zur Quellcodeverwaltung</text:p>
        </text:list-item>
      </text:list>
      <text:p text:style-name="P2"/>
      <text:p text:style-name="P3">Tag 2<text:tab/><text:tab/>10.05.2012</text:p>
      <text:list xml:id="list277443091" text:style-name="L2">
        <text:list-item>
          <text:p text:style-name="P5">Suchen von Grafiken für die Spielclients</text:p>
        </text:list-item>
        <text:list-item>
          <text:p text:style-name="P5">Zeichnen der ersten zwei Schiffstypen als Vektorgrafik</text:p>
        </text:list-item>
      </text:list>
      <text:p text:style-name="P2"/>
      <text:p text:style-name="P3">Tag 3<text:tab/><text:tab/>11.05.2012</text:p>
      <text:list xml:id="list1233853489" text:style-name="L3">
        <text:list-item>
          <text:p text:style-name="P6">Zeichnen der restlichen Schiffstypen als Vektorgrafik</text:p>
        </text:list-item>
        <text:list-item>
          <text:p text:style-name="P6">Besprechungen</text:p>
        </text:list-item>
      </text:list>
      <text:p text:style-name="P2"/>
      <text:p text:style-name="P3">Tag 4<text:tab/><text:tab/>18.05.2012</text:p>
      <text:list xml:id="list1236519801" text:style-name="L4">
        <text:list-item>
          <text:p text:style-name="P7">Erstellung des Windows Phone 7 – Projekts</text:p>
        </text:list-item>
        <text:list-item>
          <text:p text:style-name="P7">Implementierung erster grundlegender Methoden</text:p>
        </text:list-item>
      </text:list>
      <text:p text:style-name="P2"/>
      <text:p text:style-name="P3">Tag 5<text:tab/><text:tab/>24.05.2012</text:p>
      <text:list xml:id="list2157442833" text:continue-numbering="true" text:style-name="L4">
        <text:list-item>
          <text:p text:style-name="P7">Besprechungen</text:p>
        </text:list-item>
        <text:list-item>
          <text:p text:style-name="P7">Evaluierung von verschiedenen XMPP-Bibliotheken für C#</text:p>
        </text:list-item>
        <text:list-item>
          <text:p text:style-name="P7">Implementierung des XML-Parsers</text:p>
        </text:list-item>
      </text:list>
      <text:p text:style-name="P2"/>
      <text:p text:style-name="P3">Tag 6<text:tab/><text:tab/>25.05.2012</text:p>
      <text:list xml:id="list2041022341" text:style-name="L5">
        <text:list-item>
          <text:p text:style-name="P8">Implementierung der besten XMMP-Bibliothek für C#</text:p>
        </text:list-item>
        <text:list-item>
          <text:p text:style-name="P8">Implementierung von Verbindungsstatus und grundlegenden XMPP-Methoden</text:p>
        </text:list-item>
        <text:list-item>
          <text:p text:style-name="P8">Kontaktierung der Entwickler der XMPP-Bibliothek wegen Bugs und Problemen.</text:p>
        </text:list-item>
      </text:list>
      <text:p text:style-name="P2"/>
      <text:p text:style-name="P3">Tag 7<text:tab/><text:tab/>15.06.2012</text:p>
      <text:list xml:id="list1339912516" text:style-name="L6">
        <text:list-item>
          <text:p text:style-name="P9">Implementierung der neuen, fehlerbereinigten Version der XMPP-Bibliothek</text:p>
        </text:list-item>
        <text:list-item>
          <text:p text:style-name="P9">Einbau von Grafiken in den Client</text:p>
        </text:list-item>
        <text:list-item>
          <text:p text:style-name="P9">Implementierung wesentlicher XMPP-Kommunikationsmethoden für die verschiedenen Spielaktionen</text:p>
        </text:list-item>
        <text:list-item>
          <text:p text:style-name="P9">Fertigstellung der Kommunikation des Matchmakers</text:p>
        </text:list-item>
        <text:list-item>
          <text:p text:style-name="P9">Implementierung des Spielfelds mit korrekt angezeigten Schiffen</text:p>
        </text:list-item>
      </text:list>
      <text:p text:style-name="P2"/>
      <text:p text:style-name="P3">Tag 8<text:tab/><text:tab/>21.06.2012</text:p>
      <text:list xml:id="list205345792" text:style-name="L7">
        <text:list-item>
          <text:p text:style-name="P10">Implementierung des TouchManagers</text:p>
        </text:list-item>
        <text:list-item>
          <text:p text:style-name="P10">Möglichkeit, Schiffe mittels Fingerbewegung auf dem Spielfeld zu platzieren, wurde eingebaut.</text:p>
        </text:list-item>
        <text:list-item>
          <text:p text:style-name="P10">Implementierung von Buttons im Spiel</text:p>
        </text:list-item>
        <text:list-item>
          <text:p text:style-name="P10">Spielablauf der Schiffsplatzierung wurde fertiggestellt</text:p>
        </text:list-item>
      </text:list>
      <text:p text:style-name="P2"/>
      <text:p text:style-name="P2"/>
      <text:p text:style-name="P2"/>
      <text:p text:style-name="P2"/>
      <text:p text:style-name="P3"><text:soft-page-break/>Tag 9<text:tab/><text:tab/>22.06.2012</text:p>
      <text:list xml:id="list1426399311" text:style-name="L8">
        <text:list-item>
          <text:p text:style-name="P11">Implementierung von Sounds im Spielclient</text:p>
        </text:list-item>
        <text:list-item>
          <text:p text:style-name="P11">Wechsel zwischen Zielspielfeld und eigenem Spielfeld jetzt möglich</text:p>
        </text:list-item>
        <text:list-item>
          <text:p text:style-name="P11">Erstes Spiel komplett durchspielbar</text:p>
        </text:list-item>
        <text:list-item>
          <text:p text:style-name="P11">Projektdokumentationen und Pflichtenheft</text:p>
        </text:list-item>
      </text:list>
      <text:p text:style-name="P2"/>
      <text:p text:style-name="P3">Tag 10<text:tab/><text:tab/>29.06.2012</text:p>
      <text:list xml:id="list104711145" text:style-name="L9">
        <text:list-item>
          <text:p text:style-name="P12">Tests und Fehlerbereinigungen des Spielclients</text:p>
        </text:list-item>
        <text:list-item>
          <text:p text:style-name="P12">Kosten-Nutzen-Rechnung mit Break-Even-Point</text:p>
        </text:list-item>
        <text:list-item>
          <text:p text:style-name="P12">Besprechungen und restliche ToDo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01T11:35:30</meta:creation-date>
    <meta:generator>LibreOffice/3.5$Linux_X86_64 LibreOffice_project/350m1$Build-2</meta:generator>
    <meta:document-statistic meta:table-count="0" meta:image-count="0" meta:object-count="0" meta:page-count="2" meta:paragraph-count="43" meta:word-count="228" meta:character-count="1753" meta:non-whitespace-character-count="1590"/>
  </office:meta>
</office:document-meta>
</file>